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3880fd" officeooo:paragraph-rsid="003880fd"/>
    </style:style>
    <style:style style:name="P2" style:family="paragraph" style:parent-style-name="Standard">
      <style:paragraph-properties fo:text-align="start" style:justify-single-word="false"/>
      <style:text-properties officeooo:rsid="0039af5e" officeooo:paragraph-rsid="0039af5e"/>
    </style:style>
    <style:style style:name="P3" style:family="paragraph" style:parent-style-name="Standard">
      <style:paragraph-properties fo:text-align="start" style:justify-single-word="false"/>
      <style:text-properties officeooo:rsid="003ba0f9" officeooo:paragraph-rsid="003ba0f9"/>
    </style:style>
    <style:style style:name="P4" style:family="paragraph" style:parent-style-name="Standard">
      <style:paragraph-properties fo:text-align="start" style:justify-single-word="false"/>
      <style:text-properties officeooo:rsid="003d042c" officeooo:paragraph-rsid="003d042c"/>
    </style:style>
    <style:style style:name="P5" style:family="paragraph" style:parent-style-name="Standard">
      <style:paragraph-properties fo:text-align="start" style:justify-single-word="false"/>
      <style:text-properties officeooo:rsid="003d9d92" officeooo:paragraph-rsid="003d9d92"/>
    </style:style>
    <style:style style:name="P6" style:family="paragraph" style:parent-style-name="Standard">
      <style:paragraph-properties fo:text-align="start" style:justify-single-word="false"/>
      <style:text-properties officeooo:rsid="003edffd" officeooo:paragraph-rsid="003edffd"/>
    </style:style>
    <style:style style:name="P7" style:family="paragraph" style:parent-style-name="Standard">
      <style:paragraph-properties fo:text-align="start" style:justify-single-word="false"/>
      <style:text-properties officeooo:rsid="00407f3f" officeooo:paragraph-rsid="00407f3f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officeooo:rsid="00407f3f" officeooo:paragraph-rsid="00407f3f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officeooo:rsid="00424aa2" officeooo:paragraph-rsid="00424aa2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officeooo:rsid="0042d153" officeooo:paragraph-rsid="0042d153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rsid="0042d6ae" officeooo:paragraph-rsid="0042d6ae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officeooo:rsid="0044c916" officeooo:paragraph-rsid="0044c916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24aa2" officeooo:paragraph-rsid="00424aa2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2d153" officeooo:paragraph-rsid="0042d153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2d6ae" officeooo:paragraph-rsid="0042d6ae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4c916" officeooo:paragraph-rsid="0044c916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65442" officeooo:paragraph-rsid="00465442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7c1eb" officeooo:paragraph-rsid="0049711a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9711a" officeooo:paragraph-rsid="0049711a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9beef" officeooo:paragraph-rsid="0049beef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b9b8b" officeooo:paragraph-rsid="004b9b8b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bc2a0" officeooo:paragraph-rsid="004bc2a0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d6178" officeooo:paragraph-rsid="004d6178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e18da" officeooo:paragraph-rsid="004e18da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eab2e" officeooo:paragraph-rsid="004eab2e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eea3f" officeooo:paragraph-rsid="004eea3f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07a23" officeooo:paragraph-rsid="00507a23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1cb42" officeooo:paragraph-rsid="0051cb42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27f1d" officeooo:paragraph-rsid="00527f1d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27f1d" officeooo:paragraph-rsid="00528893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28893" officeooo:paragraph-rsid="00528893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2b9a8" officeooo:paragraph-rsid="0052b9a8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47873" officeooo:paragraph-rsid="00547873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574b5" officeooo:paragraph-rsid="005574b5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73fd7" officeooo:paragraph-rsid="00573fd7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9366c" officeooo:paragraph-rsid="0059366c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a8f8a" officeooo:paragraph-rsid="005a8f8a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afb09" officeooo:paragraph-rsid="005afb09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bbb74" officeooo:paragraph-rsid="005bbb74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d16d9" officeooo:paragraph-rsid="005d16d9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ec8de" officeooo:paragraph-rsid="005ec8de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ec8de" officeooo:paragraph-rsid="005ff56c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ff56c" officeooo:paragraph-rsid="005ff56c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0764f" officeooo:paragraph-rsid="0060764f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0f4d2" officeooo:paragraph-rsid="0060f4d2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17935" officeooo:paragraph-rsid="00617935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25a48" officeooo:paragraph-rsid="00625a48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2989a" officeooo:paragraph-rsid="0062989a" style:font-size-asian="12pt" style:font-size-complex="12pt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07a23" officeooo:paragraph-rsid="00507a23" style:font-size-asian="12pt" style:font-size-complex="12pt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officeooo:rsid="0042d153" officeooo:paragraph-rsid="0042d153" style:font-size-asian="12pt" style:font-style-asian="italic" style:font-size-complex="12pt" style:font-style-complex="italic"/>
    </style:style>
    <style:style style:name="P51" style:family="paragraph" style:parent-style-name="Standard">
      <style:paragraph-properties fo:text-align="start" style:justify-single-word="false"/>
      <style:text-properties officeooo:paragraph-rsid="00507a23"/>
    </style:style>
    <style:style style:name="P52" style:family="paragraph" style:parent-style-name="Standard">
      <style:paragraph-properties fo:text-align="start" style:justify-single-word="false"/>
      <style:text-properties officeooo:rsid="004d6178" officeooo:paragraph-rsid="004d6178"/>
    </style:style>
    <style:style style:name="P53" style:family="paragraph" style:parent-style-name="Standard">
      <style:paragraph-properties fo:text-align="start" style:justify-single-word="false"/>
      <style:text-properties officeooo:rsid="004e18da" officeooo:paragraph-rsid="004e18da"/>
    </style:style>
    <style:style style:name="P54" style:family="paragraph" style:parent-style-name="Standard">
      <style:paragraph-properties fo:text-align="start" style:justify-single-word="false"/>
      <style:text-properties officeooo:rsid="004e18da" officeooo:paragraph-rsid="0051cb42"/>
    </style:style>
    <style:style style:name="P55" style:family="paragraph" style:parent-style-name="Standard">
      <style:paragraph-properties fo:text-align="start" style:justify-single-word="false"/>
      <style:text-properties officeooo:rsid="004eab2e" officeooo:paragraph-rsid="004eab2e"/>
    </style:style>
    <style:style style:name="P56" style:family="paragraph" style:parent-style-name="Standard">
      <style:paragraph-properties fo:text-align="start" style:justify-single-word="false"/>
      <style:text-properties officeooo:rsid="004eea3f" officeooo:paragraph-rsid="004eea3f"/>
    </style:style>
    <style:style style:name="P57" style:family="paragraph" style:parent-style-name="Standard">
      <style:paragraph-properties fo:text-align="start" style:justify-single-word="false"/>
      <style:text-properties officeooo:rsid="0051cb42" officeooo:paragraph-rsid="0051cb42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2989a" officeooo:paragraph-rsid="0062989a" style:font-size-asian="12pt" style:font-size-complex="12pt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497e5" officeooo:paragraph-rsid="006497e5" style:font-size-asian="12pt" style:font-size-complex="12pt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4e381" officeooo:paragraph-rsid="0064e381" style:font-size-asian="12pt" style:font-size-complex="12pt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6714b" officeooo:paragraph-rsid="0066714b" style:font-size-asian="12pt" style:font-size-complex="12pt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6f8f9" officeooo:paragraph-rsid="0066f8f9" style:font-size-asian="12pt" style:font-size-complex="12pt"/>
    </style:style>
    <style:style style:name="T1" style:family="text">
      <style:text-properties officeooo:rsid="003880fd"/>
    </style:style>
    <style:style style:name="T2" style:family="text">
      <style:text-properties officeooo:rsid="003ba0f9"/>
    </style:style>
    <style:style style:name="T3" style:family="text">
      <style:text-properties officeooo:rsid="003d042c"/>
    </style:style>
    <style:style style:name="T4" style:family="text">
      <style:text-properties officeooo:rsid="003edffd"/>
    </style:style>
    <style:style style:name="T5" style:family="text">
      <style:text-properties fo:font-variant="normal" fo:text-transform="none" fo:color="#000000" fo:letter-spacing="normal" fo:font-style="normal"/>
    </style:style>
    <style:style style:name="T6" style:family="text">
      <style:text-properties fo:font-variant="normal" fo:text-transform="none" fo:color="#000000" fo:letter-spacing="normal" fo:font-style="normal" officeooo:rsid="0042d153"/>
    </style:style>
    <style:style style:name="T7" style:family="text">
      <style:text-properties fo:font-variant="normal" fo:text-transform="none" fo:color="#000000" fo:letter-spacing="normal" fo:font-style="normal" officeooo:rsid="00424aa2"/>
    </style:style>
    <style:style style:name="T8" style:family="text">
      <style:text-properties fo:font-variant="normal" fo:text-transform="none" fo:color="#000000" fo:letter-spacing="normal" fo:font-style="normal" officeooo:rsid="0042d6ae"/>
    </style:style>
    <style:style style:name="T9" style:family="text">
      <style:text-properties fo:font-variant="normal" fo:text-transform="none" fo:color="#000000" fo:letter-spacing="normal" fo:font-style="normal" officeooo:rsid="00119402"/>
    </style:style>
    <style:style style:name="T10" style:family="text">
      <style:text-properties fo:font-variant="normal" fo:text-transform="none" fo:color="#000000" fo:letter-spacing="normal" fo:font-style="italic" style:font-style-asian="italic" style:font-style-complex="italic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officeooo:rsid="004eab2e" style:font-size-asian="12pt" style:font-size-complex="12pt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officeooo:rsid="00507a23" style:font-size-asian="12pt" style:font-size-complex="12pt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officeooo:rsid="0051cb42" style:font-size-asian="12pt" style:font-size-complex="12pt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officeooo:rsid="004e18da" style:font-size-asian="12pt" style:font-size-complex="12pt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officeooo:rsid="00507a23" style:font-size-asian="12pt" style:font-size-complex="12pt"/>
    </style:style>
    <style:style style:name="T18" style:family="text">
      <style:text-properties fo:font-variant="normal" fo:text-transform="none" fo:color="#000000" style:font-name="Liberation Serif" fo:font-size="12pt" fo:letter-spacing="normal" fo:font-style="italic" officeooo:rsid="00507a23" style:font-size-asian="12pt" style:font-style-asian="italic" style:font-size-complex="12pt" style:font-style-complex="italic"/>
    </style:style>
    <style:style style:name="T19" style:family="text">
      <style:text-properties fo:font-variant="normal" fo:text-transform="none" fo:color="#000000" style:font-name="Liberation Serif" fo:font-size="12pt" fo:letter-spacing="normal" fo:font-style="italic" fo:font-weight="normal" style:font-size-asian="12pt" style:font-style-asian="italic" style:font-size-complex="12pt" style:font-style-complex="italic"/>
    </style:style>
    <style:style style:name="T20" style:family="text">
      <style:text-properties fo:font-variant="normal" fo:text-transform="none" fo:color="#000000" style:font-name="Liberation Serif" fo:font-size="12pt" fo:letter-spacing="normal" fo:font-style="italic" fo:font-weight="normal" officeooo:rsid="00507a23" style:font-size-asian="12pt" style:font-style-asian="italic" style:font-size-complex="12pt" style:font-style-complex="italic"/>
    </style:style>
    <style:style style:name="T21" style:family="text">
      <style:text-properties style:font-name="Liberation Serif" fo:font-size="12pt" style:font-size-asian="12pt" style:font-size-complex="12pt"/>
    </style:style>
    <style:style style:name="T22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officeooo:rsid="0047c1eb"/>
    </style:style>
    <style:style style:name="T25" style:family="text">
      <style:text-properties officeooo:rsid="0049711a"/>
    </style:style>
    <style:style style:name="T26" style:family="text">
      <style:text-properties officeooo:rsid="0049beef"/>
    </style:style>
    <style:style style:name="T27" style:family="text">
      <style:text-properties officeooo:rsid="004e18da"/>
    </style:style>
    <style:style style:name="T28" style:family="text">
      <style:text-properties officeooo:rsid="00527f1d"/>
    </style:style>
    <style:style style:name="T29" style:family="text">
      <style:text-properties officeooo:rsid="00528893"/>
    </style:style>
    <style:style style:name="T30" style:family="text">
      <style:text-properties officeooo:rsid="00547873"/>
    </style:style>
    <style:style style:name="T31" style:family="text">
      <style:text-properties officeooo:rsid="00573fd7"/>
    </style:style>
    <style:style style:name="T32" style:family="text">
      <style:text-properties officeooo:rsid="0059366c"/>
    </style:style>
    <style:style style:name="T33" style:family="text">
      <style:text-properties officeooo:rsid="005a8f8a"/>
    </style:style>
    <style:style style:name="T34" style:family="text">
      <style:text-properties fo:color="#252525" style:font-name="Liberation Serif" fo:font-weight="normal" officeooo:rsid="0010dad4"/>
    </style:style>
    <style:style style:name="T35" style:family="text">
      <style:text-properties officeooo:rsid="005bbb74"/>
    </style:style>
    <style:style style:name="T36" style:family="text">
      <style:text-properties officeooo:rsid="005e84f1"/>
    </style:style>
    <style:style style:name="T37" style:family="text">
      <style:text-properties officeooo:rsid="005ff56c"/>
    </style:style>
    <style:style style:name="T38" style:family="text">
      <style:text-properties officeooo:rsid="0060764f"/>
    </style:style>
    <style:style style:name="T39" style:family="text">
      <style:text-properties officeooo:rsid="0060f4d2"/>
    </style:style>
    <style:style style:name="T40" style:family="text">
      <style:text-properties officeooo:rsid="00617935"/>
    </style:style>
    <style:style style:name="T41" style:family="text">
      <style:text-properties officeooo:rsid="00625a48"/>
    </style:style>
    <style:style style:name="T42" style:family="text">
      <style:text-properties officeooo:rsid="0062989a"/>
    </style:style>
    <style:style style:name="T43" style:family="text">
      <style:text-properties officeooo:rsid="0063c2f1"/>
    </style:style>
    <style:style style:name="T44" style:family="text">
      <style:text-properties officeooo:rsid="0064e381"/>
    </style:style>
    <style:style style:name="T45" style:family="text">
      <style:text-properties officeooo:rsid="0066714b"/>
    </style:style>
    <style:style style:name="T46" style:family="text">
      <style:text-properties officeooo:rsid="0067f5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з Индии вернулся Рома Ильченко.</text:p>
      <text:p text:style-name="P1">После второго курса его туда послали работать при советском посольстве, а теперь вот будет доучиваться до диплома. По англофаку заходили книги, которые он там накупил.</text:p>
      <text:p text:style-name="P1">Я с ним не знаком, пару раз издали видел; лысеватый, в усиках; позавидовал, конечно — целый год в Индии! — и попросил Игорька, когда дочитает книгу от <text:s/>Ромы, чтоб и мне дал.</text:p>
      <text:p text:style-name="P1">Издательство Penguin, рассказы В. С. Моэма.</text:p>
      <text:p text:style-name="P1">Читать трудно — столько всяких слов заковыристых; пришлось попросить большой словарь у своей одногруппницы Наташи Жабы, это не кличка, а натуральная фамилия.</text:p>
      <text:p text:style-name="P1">И в книге попался мне рассказ — совсем короткий, страницы на три — <text:s/>«Человек со шрамом», размер которого подкинул мне идею: что если взять, да и перевести его?</text:p>
      <text:p text:style-name="P1">Тем более, что есть где поместить — рядом с расписанием и стенгазетой англофака, рядом с лингафонной лабораторией, висит газета Translator с отпечатанными на машинке переводами студентов.</text:p>
      <text:p text:style-name="P1">Рассказ хоть и короткий, но самую суть всех этих латиноамериканских революционеров представляет. Там ведь оно как: набирает себе банду, даёт себе звание полковника, или генерала и начинает освободительную войну под лозунгом «Свобода или смерть!», пока не станет диктатором.</text:p>
      <text:p text:style-name="P1">Однако, у этого освободителя из рассказа, который пока был ещё без шрама, боеприпасов не хватило.</text:p>
      <text:p text:style-name="P2">На рассвете перед расстрелом он зарезал свою девушку, которая прибежала попрощаться. До того сильно они любили друг друга.</text:p>
      <text:p text:style-name="P2">И за это правящий диктатор его не расстрелял вместе с остальными, а приказал депортировать в соседнюю латиноамериканскую страну. И он там спивался и продавал лотерейные билеты.</text:p>
      <text:p text:style-name="P2">Один раз лопнула бутылка пива и от её стекла остался шрам на его лице.</text:p>
      <text:p text:style-name="P2">Такая вот незамысловатая история, но Моэм в своих рассказах умеет подать кинематографически краткие, но ощутимые детали. Выпукло пишет зараза.</text:p>
      <text:p text:style-name="P2">В английском языке слова короткие, если не считать заимствованных. Одно предложение смотрится как горстка риса, а смыслов в нём на полмешка.</text:p>
      <text:p text:style-name="P2">А в русском слова, из-за своих суффиксов с приставками, длинные как спагетти, или паутина, из которой и выплетается о чём, собственно речь.</text:p>
      <text:p text:style-name="P2">Перевод я собирался в два вечера закончить, а вышло две <text:s/>недели.</text:p>
      <text:p text:style-name="P2"><text:s text:c="2"/>Translator редактировал преподаватель теоретической грамматики, или ещё чего-то изучаемого на старших курсах, Александр Васильевич Жомнир.</text:p>
      <text:p text:style-name="P2">Интересный тип. Сейчас бы его назвали неформалом, а тогда это означало — непойманный диссидент. Правда, он больше смахивал на украинского националиста, но всё равно непойманн<text:span text:style-name="T2">ого</text:span>, иначе не пустили б в институте преподавать.</text:p>
      <text:p text:style-name="P3">Длинные серо-белые волосы он зачёсывал назад, но они тут же падали обратно на широкий лоб и густые брови. В движениях его чудилась годами отрабатываемая неуклюжесть и он круглил вскинутые плечи, как будто собирался принять на них мешок картошки. Типа, хуторянский пасечник, или мельник, который пробился в профессор<text:span text:style-name="T3">á</text:span> <text:span text:style-name="T3">лингвохирургии.</text:span></text:p>
      <text:p text:style-name="P4">В институт он приезжал на велосипеде, как мужик, но интеллектуально пристёгивал его висячим замком за спицы.</text:p>
      <text:p text:style-name="P4"/>
      <text:p text:style-name="P4">Поверхностно перелистав половину тонкой тетради с моим переводом Моэма, он на чересчур старательном русском языке объяснил, что не может работать с русскоязычными текстами и потому в Traslator'e все переводы на украинском, за исключением стихов.</text:p>
      <text:p text:style-name="P4">Да, в школьном аттестате у меня за украинскую мову и литературу стоит «н/а» <text:s/>— <text:s/>«не аттестован», но с первого же месяца по переезде в Конотоп я читал библиотечные книги на украинском языке.</text:p>
      <text:p text:style-name="P4"><text:soft-page-break/>Через две недели я принёс Жомниру украинский вариант всё того же Человека со шрамом.</text:p>
      <text:p text:style-name="P4">Он оживился, заблистал глазами и камня на камне не оставил от моих трудов.</text:p>
      <text:p text:style-name="P4">Обидно было, но я видел, что он прав.</text:p>
      <text:p text:style-name="P4">Плюнуть на всю эту шрамотень я не мог не потому, что гордость заела, а просто вошёл во вкус борьбы с неподатливостью славянских слов для полного выражения того, что смог уразуметь в бисере языка Моэма. Борьба оказалась настолько увлекательной, что я отвёз гитару обратно в Конотоп.</text:p>
      <text:p text:style-name="P4"/>
      <text:p text:style-name="P4">Дошедшие до меня год спустя слухи о том, будто приезжая по субботам в Конотоп я бросал свой чёрный пластмассовый дипломат в прихожей и тут же отправлялся по блядям, не обращая внимания на то, что жена моя гуляет напропалую, были сильно преувеличены.</text:p>
      <text:p text:style-name="P4">Отношения наши оставались неизменно бурными и оставляли чувство глубокого удовлетворения.</text:p>
      <text:p text:style-name="P4">Кроме того раза, когда я устроил хронометраж.</text:p>
      <text:p text:style-name="P5">Мой сожитель по комнате Марк Новоселицкий вдруг ни с того, ни с сего меня спросил какова продолжительность моих половых актов с женой и я, навскидку, ответил:: минут десять-пятнадцать. Он начал подымать меня на смех, что так долго не бывает и мы поспорили.</text:p>
      <text:p text:style-name="P5">Ольга не поняла зачем я притащил в спальню будильник из кухни, но я не стал ей пояснять. Его цоканье по мозгам довело до плачевного результата.</text:p>
      <text:p text:style-name="P5">Вернувшись в воскресенье в Нежин, я честно признался Марику, что оказалось всего пять минут и он победно расцвёл.</text:p>
      <text:p text:style-name="P5">А в остальные разы всё было хорошо — минуты теряли всякий смысл.</text:p>
      <text:p text:style-name="P5">Перед этим мы шли в Лунатик, где тесно танцевали медленные и размашисто быстрые танцы, Она в любом была хороша.</text:p>
      <text:p text:style-name="P5">Наблюдали пару драк на паркете — Лялька называл их гладиаторскими боями — и выходили из зала в неосвещённый коридор библиотечного крыла.</text:p>
      <text:p text:style-name="P5">Приопёршись на высокий подоконник молчаливо чёрного окна за спиной, мы с ним курили травку, постепенно всё глубже постигая аквариумную суть этого коридора; а Ольга курила свои сигареты с рыжим фильтром.</text:p>
      <text:p text:style-name="P5">Тут было хорошо и мысли о сексотстве не такими назойливыми, как в Нежине.</text:p>
      <text:p text:style-name="P5">Так что супружеский долг я исполнял сполна, а когда Ольга сказала, что беременна и что за аборт муж должен сдать в больнице стакан крови, я беспрекословно пошёл туда, хотя, вроде, и предохранялся.</text:p>
      <text:p text:style-name="P5">В кабинете по переливанию крови меня обули в белые бахилы и уложили на покрытый холодной клеёнкой стол. Поразило выражение глаз тамошних работниц, вернее полное его отсутствие, глаза словно задёрнуты тусклой ширмой, как у уснулых рыб. <text:span text:style-name="T4">Они подступили ко мне с гибким шлангом и иглой у него на конце, которую надо воткнуть в вену, чтоб кровь потекла через шланг.</text:span></text:p>
      <text:p text:style-name="P6">Они сделала три попытки, но вену проколоть так и не смогли, та упруго откатывалась от иглы введённой под кожу. <text:s/>Поудивлявшись, они сжалились и поставили отметку в бумажке просто так и тот аборт обошёлся бесплатно.</text:p>
      <text:p text:style-name="P6"/>
      <text:p text:style-name="P6">Отступать я не мог, да и не хотел. Мне пришлось изучить ещё одну письменность — похожий на арабскую вязь, но поразмашистей — почерк Жомнира, которым он делал пометки между строк моего перевода.</text:p>
      <text:p text:style-name="P6">И пришёл день, когда он поднял кустистую бровь и сказал, что теперь — ничего и перевод будет помещён в номере Translator'a на следующий месяц.</text:p>
      <text:p text:style-name="P6">Яша и Федя, стоя перед рядочком машинописных страниц с моим переводом в новом Translator'e, <text:s/>в изысканных выражениях поздравили Жомнира с открытием нового таланта на ниве переводов на украинский язык с истинно украинской фамилией ОгольцОВ.</text:p>
      <text:p text:style-name="P6"><text:soft-page-break/>Жомнир отвечал попроще <text:span text:style-name="T1">— </text:span>не его вина, что щирi украинцы ДемьянКО и ВеличКО так за четыре года и не почухались.</text:p>
      <text:p text:style-name="P6"/>
      <text:p text:style-name="P7">Наступила весна, а с ней <text:span text:style-name="T1">— <text:s/></text:span>самая чистая любовь моей жизни. </text:p>
      <text:p text:style-name="P7">Все её называли Швычей, а я Надькой.</text:p>
      <text:p text:style-name="P7">Она возродила во мне веру, что женское начало ещё живо в этом затруханном цивилизацией мире.</text:p>
      <text:p text:style-name="P7">Мы любили друг друга. Упивались любовью. Любовь ради любви и есть чистая любовь.</text:p>
      <text:p text:style-name="P7">С чего это я расписываюсь за обоих? Какое тому основание?</text:p>
      <text:p text:style-name="P7">Она была девственницей не искушённой в науке притворства.</text:p>
      <text:p text:style-name="P7">Так может я снова забыл сказать что женат?</text:p>
      <text:p text:style-name="P7">В этом не было необходимости — она заканчивала четвёртый курс англофака и жила на том же самом третьем этаже общаги.</text:p>
      <text:p text:style-name="P7">Редкостное сочетание: <text:span text:style-name="T21">девственность и четвёртый курс.</text:span></text:p>
      <text:p text:style-name="P8"><text:span text:style-name="T23"><text:tab/><text:tab/><text:tab/></text:span><text:span text:style-name="T10">Есть многое на свете, друг Горацио, что и не снилось нашим мудрецам..</text:span><text:span text:style-name="T5">.</text:span></text:p>
      <text:p text:style-name="P13">В комнате напротив нашей ребята четверокурсники устроили чей-то день рождения, позвали и меня. Мы с нею оказались сидящими на одной койке, и когда кто-то выключил свет, я чисто рефлективно расстегнул молнию спортивной курточки на ней.</text:p>
      <text:p text:style-name="P13">Она мгновенно задёрнула её обратно. Свет включили — всё чопорно и губы бантиком, но Марик в темноте слыхал вжиканье вниз-вверх и начал насмехаться. Она ушла, тем всё и кончилось.</text:p>
      <text:p text:style-name="P13">На следующий день Швыча встретила меня в коридоре общежития всё в том же спортивном костюме, заговорили и улыбнулась.</text:p>
      <text:p text:style-name="P13">О, улыбка Надьки — это да!</text:p>
      <text:p text:style-name="P13">Эти ямочки на щеках, эти чёртовы искры в чёрных глазах! </text:p>
      <text:p text:style-name="P13">Она отвечала всем параметрам украинской красотки. Чёрные гладкие волосы до середины спины; дуги бровей на круглом лице; налитые груди; округлые плечи плавно переходят в руки упёртые в крепкий стан над округлыми бёдрами тренированной пловчихи. Потому что она занималась именно этим спортом.</text:p>
      <text:p text:style-name="P13">И, спрашивается, зачем я ей?</text:p>
      <text:p text:style-name="P13">Да, очень просто — летом она выходила замуж.</text:p>
      <text:p text:style-name="P9"><text:span text:style-name="T5">Не за меня, конечно, а за какого-то лейтенанта какого-то военного училища, </text:span><text:span text:style-name="T6">который после свадьбы должен увезти её к месту своей службы.</text:span></text:p>
      <text:p text:style-name="P14">Времени оставалось не так уж много и мы не хотели его терять. Мы любили любить друг друга и хотели ещё и ещё.</text:p>
      <text:p text:style-name="P14">Но это потом, а сперва нужно было разобраться с её девственностью.</text:p>
      <text:p text:style-name="P10"><text:span text:style-name="T5">Две первых встречи мы провели в отсеке умывальника </text:span><text:span text:style-name="T7">— </text:span><text:span text:style-name="T5">с одним окном, одной раковиной, одним подоконником и одной дверью </text:span><text:span text:style-name="T7">—</text:span><text:span text:style-name="T5"> зачем-то отгороженном от остальных раковин.</text:span></text:p>
      <text:p text:style-name="P14">Меблировка скудная, но для начальных стадий узнавания друг друга и такой достаточно, тем более, что дверь открывается внутрь.</text:p>
      <text:p text:style-name="P14">А затем ребята из 71-й комнаты куда-то уехали, оставив ключ Роме Ильченко.</text:p>
      <text:p text:style-name="P14">Вообще-то, он жил на квартире, но кто откажется от ключа свободной комнаты в общаге?</text:p>
      <text:p text:style-name="P14">Только ключ они передали не из рук в руки, а оставили на гвоздике возле дежурной в вестибюле. Не знаю как до меня досочилась вся эта информация, но повторного приглашения к такому подарку судьбы я ждать не стал и снял этот ключ раньше Ромы.</text:p>
      <text:p text:style-name="P14">Вечером мы с Надькой уединились в той комнате и заперлись изнутри.</text:p>
      <text:p text:style-name="P14">Когда стуки в дверь прекратились и в гулком коридоре утихли крики Ромы Ильченко:</text:p>
      <text:p text:style-name="P14">- Кто-нибудь видел Огольцова?!</text:p>
      <text:p text:style-name="P14">Надька начала постепенно снимать свою спортивку, сопровождая стриптиз эпохи застоя припевкой из довоенной кинокартины «Цирк»:</text:p>
      <text:p text:style-name="P50"><text:soft-page-break/><text:tab/><text:tab/><text:tab/>Тики-тики-дуу!</text:p>
      <text:p text:style-name="P10"><text:span text:style-name="T10"><text:tab/><text:tab/><text:tab/>Я из пушки в небо уйду!</text:span><text:span text:style-name="T5">..</text:span></text:p>
      <text:p text:style-name="P14">хотя немного нервничала.</text:p>
      <text:p text:style-name="P10"><text:span text:style-name="T5">Мы легли на койку у окна. По ту сторону двойной перегородки из гипсовых плит находилась моя комната, 72. </text:span><text:span text:style-name="T8">Там под окном стояла койка Феди рядом с розеткой вывалившейся из стены.</text:span></text:p>
      <text:p text:style-name="P15"><text:s text:c="3"/>Вскрик Надьки из розетки привлёк его внимание, он вынул её вовсе, приник к образовавшемуся «уху Дионисия» и долго заполночь слушал её более умеренные стоны.</text:p>
      <text:p text:style-name="P15">Мы с ней не знали, что нас прослушивают, но даже и зная б не остановились.</text:p>
      <text:p text:style-name="P15">На следующий день ребята из 71-й вернулись и ключ пришлось отдать.</text:p>
      <text:p text:style-name="P11"/>
      <text:p text:style-name="P15">В понедельник в умывальнике Надька была грустна и молчалива, но я сумел выпытать причину.</text:p>
      <text:p text:style-name="P15">Марк Новоселицкий распустил на четвёртом курсе грязный слух, что Огольцов Швычу в умывальнике раком...</text:p>
      <text:p text:style-name="P15">Я так и чувствовал, что он к ней неравнодушен. Иначе с чего бы так вслушивался во вжиканье зиппера на том дне рождения. Ну, погоди, морда жидовская!</text:p>
      <text:p text:style-name="P15">Во вторник он пошёл в душ, а когда вернулся с влажными ещё волосами, то в комнате застал меня одного. Я запер дверь на ключ и сказал:</text:p>
      <text:p text:style-name="P15">- Снимай очки, Марик. Я тебя бить буду.</text:p>
      <text:p text:style-name="P15">Очки он так и не снял, а начал бегать вокруг коричневого стола с подсунутыми под него стульями. Пришлось сдвинуть стол к тумбочке и ему не осталось места делать витки по орбите.</text:p>
      <text:p text:style-name="P16">В закутке между подоконником, койкой и столом он стоял понурив голову, как Андрий, сын Тараса Бульбы — безропотный агнец готовый к закланию.</text:p>
      <text:p text:style-name="P16">Я ударил его в подбородок, чтоб не повредить очки, и на повышенных тонах пообещал, что если он, блядь, ещё хоть одно слово про Швычу...</text:p>
      <text:p text:style-name="P16">Когда я закончил нагорную проповедь, он с заискивающей улыбкой поправил свои очки и сказал:</text:p>
      <text:p text:style-name="P16">- А здорово ты меня ебанýл, а?</text:p>
      <text:p text:style-name="P16">Мудрость впитанная с молоком матери. И, что характерно, на лету ухватил выражения из проповеди. Способность к языкам у них в крови.</text:p>
      <text:p text:style-name="P16">В четверг, в конце свидания в умывальнике она задумчиво сказала:</text:p>
      <text:p text:style-name="P16">- А ведь он правду говорил...</text:p>
      <text:p text:style-name="P16">Меня заело, что я, типа, исполняю планы предначертанные Мариком. То же мне — пророк Натан. Но где выход?</text:p>
      <text:p text:style-name="P16">Манна небесная явилась в виде студента первого курса музпеда.</text:p>
      <text:p text:style-name="P16">В светлых ангелоподобных кудрях, сияя золотистой оправой своих очков, он спустился с высот пятого этажа на наш третий и дал мне ключ от свободной комнаты на ихнем. Аллилуйя!</text:p>
      <text:p text:style-name="P16">Но почему? Ведь я не просил и понятия не имел о существовании той комнаты. Да, осенью я давал ему гитару, но с тех пор мы не общались. Откуда он узнал?!!!</text:p>
      <text:p text:style-name="P12"/>
      <text:p text:style-name="P12"><text:span text:style-name="T5">(</text:span><text:span text:style-name="T9">В те непостижимо далёкие времена я ещё не знал, что все мои </text:span><text:span text:style-name="T5">удачи</text:span><text:span text:style-name="T9"> или радости, </text:span><text:span text:style-name="T5">все </text:span><text:span text:style-name="T9">взлёты и...</text:span></text:p>
      <text:p text:style-name="P12"><text:span text:style-name="T9">- </text:span><text:span text:style-name="T5">Заткнись там в своём спальнике!)</text:span></text:p>
      <text:p text:style-name="P12"/>
      <text:p text:style-name="P16">И всё. С тем ключом мы с Надькой перешли на ночной образ жизни, подымаясь на пятый, когда по вечернему стихает в коридорах шум жизни студенческого общежития и спускаясь на третий в тиши рассветных сумерек.</text:p>
      <text:p text:style-name="P16">Она стала, типа, первокурсницей. Когда наш курс ездил в Киев на экскурсию для иностранных туристов, она тоже присоединилась.</text:p>
      <text:p text:style-name="P16">Гид в том автобусе говорил исключительно на английском:</text:p>
      <text:p text:style-name="P16"><text:soft-page-break/>- Look to your left... Look to your right...</text:p>
      <text:p text:style-name="P16">В конце экскурсии он спросил:</text:p>
      <text:p text:style-name="P16">- Do you have any questions?</text:p>
      <text:p text:style-name="P16">Я до того втянулся в роль интуриста, что задал вопрос:</text:p>
      <text:p text:style-name="P16">- Are you a Communist, Mr. Guide?</text:p>
      <text:p text:style-name="P16">Он малость не ожидал, но ответил:</text:p>
      <text:p text:style-name="P16">- I am a Candidate to the Communist Party Membership.</text:p>
      <text:p text:style-name="P16">- OK. I see Comrade Guide.</text:p>
      <text:p text:style-name="P16">Потом мы с Надькой сидели на скамье в скверике одной из улиц, что спускаются к Хрещатику.</text:p>
      <text:p text:style-name="P16">Светило солнце и плавали облачка. Мы с Надькой целовались долгими поцелуями.</text:p>
      <text:p text:style-name="P16">Рядом сидел печальный Игорь Рекун и бросал кусочки печенья разномастным голубям, что шумно толпились на асфальте у наших ног.</text:p>
      <text:p text:style-name="P17">Надеюсь Киев в тот день почувствовал, что он тоже хоть <text:span text:style-name="T24">и </text:span>маленький, но <text:span text:style-name="T24">тоже </text:span>Париж.</text:p>
      <text:p text:style-name="P17"/>
      <text:p text:style-name="P18">Почему меня так мучило сексотство? Я ведь никого не закладывал. Ка<text:span text:style-name="T25">гебист</text:span> даже вздыхал на мою <text:span text:style-name="T25">без</text:span>результативность. </text:p>
      <text:p text:style-name="P18">И всё же чувство, что я пойман на крючок, стиснут обстоятельствами, из которых нет выхода, и постоянный страх, что моё стукачество откроется, оставались источником неизбывных внутренних мучений — «<text:span text:style-name="T25">шестёрка», даже если и не капает, всё равно «шестёрка».</text:span></text:p>
      <text:p text:style-name="P19">В то же время, оставалось чувство неловкости перед капитаном. Особенно после того, как я не уважил его зимой.</text:p>
      <text:p text:style-name="P19">Он попросил меня продать ему мой кожух, чтоб он в нём ходил на охоту.</text:p>
      <text:p text:style-name="P19">Короткий чёрный кожух из косматой овчины, отцовский ещё с Объекта. Кожух, на котором мы с Ольгой сидели на своей свадьбе, был частью моего «имиджа», вместе с чёрным пластмассовым дипломатом и неизменным полуцензурным ответом на все жизненные проблемы: «а хули нам? Прорвёмся!»</text:p>
      <text:p text:style-name="P19">Продать кожух всё равно, что продать часть себя.</text:p>
      <text:p text:style-name="P19">Ему-то я всего этого не сказал, просто ответил, что не могу.</text:p>
      <text:p text:style-name="P19">Он не стал настаивать, а может просто проверял мою готовность продать самого себя.</text:p>
      <text:p text:style-name="P19">Зато в мае я его порадовал за всё.</text:p>
      <text:p text:style-name="P19">За все те пустые доносы, что я писал под его диктовку, мол, ничего особенного не замечено, чтобы накапливались бумажки с моим почерком за подписью «Павел» <text:span text:style-name="T26">и я ещё глубже насаживался б на крючок.</text:span></text:p>
      <text:p text:style-name="P19"/>
      <text:p text:style-name="P20">В мае Марик приехал после выходных очень оживлённый и, едва зайдя в комнату, объявил, что узнал в Киеве новую игру «в партии», которую надо попробовать — до того интересно.</text:p>
      <text:p text:style-name="P20">Мы с Федей оторвались от игры в «дурака» на одеяле его койки, Остролуцкий сел на свою, и выслушали правила.</text:p>
      <text:p text:style-name="P20">Суть игры, что мы как бы начнём историю заново, с лета 1917 года, когда ещё не было однопартийной системы, а всякие меньшевики, большевики, эсеры, анархисты; и каждый выберет себе партию по душе и будет доказывать остальным чем его партия лучше.</text:p>
      <text:p text:style-name="P20">Наша комната 72 по популярности не уступала проходному двору и всем, кто заходил сюда, Марик с весёлым смехом повторял предложение поиграть в эту ролевую игру.</text:p>
      <text:p text:style-name="P20">Илюша Липес, сам он и Остролуцкий сперва, по национальному признаку, назвались Бундом, но потом переметнулись в меньшевики и социал-демократы.</text:p>
      <text:p text:style-name="P20">Заглянувший в комнату Саша Нестерук помахал своим чёрным шарфом и объявил анархию матерью порядка,</text:p>
      <text:p text:style-name="P20">Мы с Федей объявили себя махновцами, чтоб посылать всех, кто помешает нам и дальше играть в «дурака».</text:p>
      <text:p text:style-name="P20"><text:soft-page-break/>Полтавчанин Яков, разумеется, стал представителем Украинской Центральной рады.</text:p>
      <text:p text:style-name="P20">Поржали и разошлись.</text:p>
      <text:p text:style-name="P20">Наутро никто и не вспоминал и не вспомнил бы, если б я в тот день на встрече с кагебистом не проболтался сдуру об игре в партии.</text:p>
      <text:p text:style-name="P21">Капитан оживился и вместо обычных двух строк вымотал из меня целую страницу фамилий всех побывавших в комнате и кто за какую партию выступал. Ему не понравилась концовка моего доноса — что игра продлилась всего один вечер, пришлось переписывать заново.</text:p>
      <text:p text:style-name="P21">И — понеслась!</text:p>
      <text:p text:style-name="P21">Ребят, даже кто и близко не был, начали вызывать на допросы в КГБ, записывать их показания — кто зашёл вторым, где сидел, почему объявил себя эсером?</text:p>
      <text:p text:style-name="P21">Студенты с вытянувшимися лицами возвращались в общагу, пересказывали ход допросов, тревожно обсуждали возможный исход.</text:p>
      <text:p text:style-name="P21">При однопартийной системе можно запросто и не получить диплом после четырёх лет обучения.</text:p>
      <text:p text:style-name="P21">Через три недели состоялось общефакультетское собрание о том, что в нашей студенческой среде органы обнаружили нездоровые тенденции...</text:p>
      <text:p text:style-name="P21">Представленный собранию капитан КГБ зачитал список участников нездоровой игры в партии (у меня отлегло, когда услышал и свою фамилию — не догадаются, что это я настучал).</text:p>
      <text:p text:style-name="P21">Потом начали выборочно вызывать игроков к большой доске аудитории.</text:p>
      <text:p text:style-name="P21">Липес сказал, что он заходил случайно на две минуты попросить чайник и не успел вникнуть что за игра там шла.</text:p>
      <text:p text:style-name="P21">Сергей Нестеренко из Киева с места в карьер врубил декламацию отрывка из пьесы Шекспира:</text:p>
      <text:p text:style-name="P21"><text:span text:style-name="T23"><text:tab/><text:tab/><text:tab/>Romans! Countrymen! Lend me your ears!</text:span>..</text:p>
      <text:p text:style-name="P21">Его призвали прекратить балаган и он вернулся на место.</text:p>
      <text:p text:style-name="P21">А Яков Демьянко даже рад был случаю строить логические силлогизмы на украинском языке <text:span text:style-name="T27">по поводу беспрецедентного прецедента</text:span>.</text:p>
      <text:p text:style-name="P22">Последним, как зачинщик, вышел Марк Новоселицкий и повинился, что не подумал насколько это плохая игра и обещал, что больше не будет.</text:p>
      <text:p text:style-name="P22">Собрание закончилось вынесением выговора всем из списка капитана и призывом блюсти честь советской молодёжи.</text:p>
      <text:p text:style-name="P22">По пути в общагу мне казалось, что все косятся на меня и перешёптываются за спиной.</text:p>
      <text:p text:style-name="P22">Саша Остролуцкий для снятия стресса от допросов в КГБ выпил бутылку водки не закусывая и ему стало плохо, но он успел выбежать в туалет.</text:p>
      <text:p text:style-name="P22">Все доучились и получили свои дипломы. «Партийные игры» не удалось раздуть до масштабов «дела о врачах-отравителях», посягнувших на жизнь Вождя всех народов товарища Сталина.</text:p>
      <text:p text:style-name="P22">Однако, капитан доказал начальству своей Конторы, что не даром получает зарплату.</text:p>
      <text:p text:style-name="P22">А я вот всё думаю, что не зря ко мне в кочегарку приходил Серый с разборкой за стукачество. Просто он перепутал время, предвосхитил события.</text:p>
      <text:p text:style-name="P34">В первый раз я так подумал, когда на прощальной встрече в текущем учебном году капитан КГБ выдал мне двадцать рублей и взял <text:s/>расписку, что я получил их за секретное сотрудничество. </text:p>
      <text:p text:style-name="P34">О, да! Деньги не серебром, сумма тоже не совпадает, но эти деньги жгли мне руки и я хотел поскорей приехать в Конотоп и обменять их на дурь.</text:p>
      <text:p text:style-name="P34">Но даже там мне не было успокоения, я ехал на подножке третьего трамвая и смотрел на себя в стекло складной двери — мне всегда нравилось моё в нём отражение — и мне хотелось плюнуть в эту рожу. Зачем я исковеркал себе жизнь?</text:p>
      <text:p text:style-name="P22"/>
      <text:p text:style-name="P22">Между Новым корпусом и общагой тянется довольно широкий ров для стока избытка воды из озера Графского парка в Остёр.</text:p>
      <text:p text:style-name="P23">Мы шли втроём — Надька, я и Игорь Рекун — почему-то огибая Новый корпус с обратной стороны, наверное, из Графского парка, когда я обратил внимание на железную трубу от одного <text:soft-page-break/>берега рва до другого. Она провисал где-то за метр от неподвижной воды заросшей тиной.</text:p>
      <text:p text:style-name="P23">- Перейду — спорим? - сказал я.</text:p>
      <text:p text:style-name="P23">Надька закричала, что «нет, не надо!», а Игорёк сразу сказал:</text:p>
      <text:p text:style-name="P23">- Спорим!</text:p>
      <text:p text:style-name="P23">Труба неширокая, сечением 10 см, и над серединой рва зашаталась из стороны в сторону. Под Надькины «охи» за спиной, я начал ловить равновесие, продвинулся ещё метра на два, а остаток пути пробежал.</text:p>
      <text:p text:style-name="P23">- А-а!- заорал я и оглянулся. Игорёк помахал мне:</text:p>
      <text:p text:style-name="P23">-Ну, а теперь обратно!</text:p>
      <text:p text:style-name="P23">Ищи дурака! Я — Огольцов, но не настолько же.</text:p>
      <text:p text:style-name="P23">Зачем я вообще на неё полез?</text:p>
      <text:p text:style-name="P23">Подштопать мужское самолюбие.</text:p>
      <text:p text:style-name="P23">За день перед этим наш курс устроил пикник на берегу Остра, почти за городом. Там Надька вызвала меня соревноваться в плавании. Заплыв на сто метров вдоль реки.</text:p>
      <text:p text:style-name="P23">Она сразу ушла вперёд, а мне через двадцать метров дошло, что мой кандыбинский полукроль <text:s/>- фигня рядом с её мощным брассом. Что оставалось делать?</text:p>
      <text:p text:style-name="P23">Я вылез на берег и первым добежал к финишу, нарвав по пути цветы в траве для встречи победительницы.</text:p>
      <text:p text:style-name="P23">- Ты чемпионка, Надь!</text:p>
      <text:p text:style-name="P52"/>
      <text:p text:style-name="P23">Когда мы втроём — Федя, Яков и я — пришли с грузом «довгих» в сень великанских вязов в Графском парке и возлегли в траве для возлияния под шелест зелёной листвы над головой, Яков спросил, правда ли, что я строил из себя канатоходца на трубе.</text:p>
      <text:p text:style-name="P24">Я удивился, ведь его там не было, но Федя сказал, что весь англофак уже знает.</text:p>
      <text:p text:style-name="P54"><text:span text:style-name="T11">Мы выпили, </text:span><text:span text:style-name="T13">Федя начал жаловаться на проректора Будовского, который испортил ему всю зачётку — за четыре года обучения там стоят одни лишь тройки, а <text:s text:c="2"/>гад Будовский взял и четвёрку поставил, хоть Федя и просил его не делать этого.</text:span></text:p>
      <text:p text:style-name="P57"><text:span text:style-name="T13">П</text:span><text:span text:style-name="T11">о этому поводу Яков поделился философской поговоркой «плыв, плыв, а перед берегом втопывся».</text:span></text:p>
      <text:p text:style-name="P57">Мы<text:span text:style-name="T15"> снова выпили и, вдохновившись ярким тёплым днём, я сказал, что канатоходство — ерунда и мне по силам взобраться даже на вон тот вяз.</text:span></text:p>
      <text:p text:style-name="P53"><text:span text:style-name="T11">Его широкий неохватный </text:span><text:span text:style-name="T12">ствол раздваивался метрах в восьми над землёй.</text:span></text:p>
      <text:p text:style-name="P25">Яков назидательно поднял указательный палец и объявил это невозможным, и он готов поставить две «довгих», если я помашу ему рукой из листвы кроны.</text:p>
      <text:p text:style-name="P25">Я малость смухлевал — позади вяза росло тонкое дерево, откуда можно перебраться в развилку вяза — поднялся на условленную высоту и благополучно возвратился на родную землю.</text:p>
      <text:p text:style-name="P25">Яков начал было витийствовать, что про подставу не уславливались, но Федя, в качестве третейского судьи, сказал ему заткнуться — оговорённая точка достигнута и две бутылки за ним.</text:p>
      <text:p text:style-name="P55"><text:span text:style-name="T11">Когда мы </text:span><text:span text:style-name="T14">допили и по</text:span><text:span text:style-name="T11">шли обратно в общагу, я показал им трубу надо рвом — вот она, канатоходная.</text:span></text:p>
      <text:p text:style-name="P25">У Яши взыграло ретивое и он сказал, что тут и переходить-то нечего и он запросто это докажет за две «довгих». Только пусть я подержу его штаны.</text:p>
      <text:p text:style-name="P25">Чего не сделаешь для старшего товарища по факультету, наставнику в преферанс и в затяжного «дурака»?</text:p>
      <text:p text:style-name="P25">И он пошёл в белой нарядной рубахе в широкую клетку из «жовто-блакитних» полосок, из-под которой длились его длинные ноги в носках и чёрных туфлях.</text:p>
      <text:p text:style-name="P25">Он не знал насколько коварна эта труба над серединой рва.</text:p>
      <text:p text:style-name="P25">Вобщем, там оказалось не так уж и глубоко.</text:p>
      <text:p text:style-name="P26">Когда он выбрался обратно на берег, к цветовой гамме облепившей его торс рубахи добавилась <text:soft-page-break/>зелень тины.</text:p>
      <text:p text:style-name="P26">Терять ему уже было нечего и он пошёл во второй раз с таким же успехом, как и в первый.</text:p>
      <text:p text:style-name="P26">Я начал ржать и Федя, для поддержания чести четвёртого курса, отдал мне свои штаны и тоже пошёл по шаткой железяке.</text:p>
      <text:p text:style-name="P26">После приводнения ему хватило ума вылезти на тот берег.</text:p>
      <text:p text:style-name="P26">Чёрт побери! Как я угорал с их штанами в руках!</text:p>
      <text:p text:style-name="P26">Хорошо хоть общага рядом, а там четверокурсник без штанов не такая уж и редкость, подумаешь что мокрый.</text:p>
      <text:p text:style-name="P56"/>
      <text:p text:style-name="P26">Но смеялся я, похоже, не к добру.</text:p>
      <text:p text:style-name="P26">Приехав домой в Конотоп, я узнал, что Ольга пропала. Вчера ушла на работу и больше её не видели.</text:p>
      <text:p text:style-name="P26">Моя мать ходила к её тётке, но и та ничего не знает.</text:p>
      <text:p text:style-name="P26">По настоянию матери я поужинал и отправился к тёте Нине в надежде на более свежие новости. Та опечаленно качала головой, ничего.</text:p>
      <text:p text:style-name="P26">Тогда я пошёл на кирпичный завод. Уже давно стемнело и в цеху основного корпуса горел жёлтый свет.</text:p>
      <text:p text:style-name="P26">Оказывается, на конотопском кирпичном печь не кольцевая, а с вагонками, туда-сюда.</text:p>
      <text:p text:style-name="P26">В цеху я встретил одного мужика и спросил где Ольга.</text:p>
      <text:p text:style-name="P26">- А где ей быть? Таскается в городе,- со злостью ответил он.</text:p>
      <text:p text:style-name="P26">Я узнал его — тот самый с кем она меня знакомила возле первого магазина. А он меня? Не знаю.</text:p>
      <text:p text:style-name="P26">Я вышел в ночь на территории завода. Таскается. Но, может, ещё придёт на третью смену? Мне всё равно идти некуда.</text:p>
      <text:p text:style-name="P26">Неподалёку от цеха я взобрался на кладку стены недостроенного здания и уселся там, как тот филин, или сова, что прилетела ко мне в детстве на Объект, посланная неизвестно кем.</text:p>
      <text:p text:style-name="P26">Так я и сидел там, посреди ночи, думая мысли, которые лучше не начинать думать, а если уж начал, то лучше не додумывать до конца.</text:p>
      <text:p text:style-name="P26">Просто наступает момент, когда их критическая массы достигает точки, за которой — хочешь ты того, или не хочешь — надо что-то делать, неважно, продумывал ты их, или нет.</text:p>
      <text:p text:style-name="P26">Вот только что?</text:p>
      <text:p text:style-name="P56"><text:span text:style-name="T11">Распахнулся прямоугольник жёлтого света, из двери цеха вышел мужик и захлопнул свет темнотой. </text:span><text:span text:style-name="T13">Опять открыл, зашёл и — снова темно. Выходил помочиться.</text:span></text:p>
      <text:p text:style-name="P27">Мне тут делать нечего. Пойду домой.</text:p>
      <text:p text:style-name="P27">Следующий день принёс новость. Саша Плаксин, он же Эса с улицы Гоголя, видел Ольгу на Сейму возле домиков. Он с ней не говорил, только видел, два дня.</text:p>
      <text:p text:style-name="P27">Я не стал ждать дальнейшего развития событий и уехал в Нежин. Главное — жива-здорова, а у меня завтра утром экзамен.</text:p>
      <text:p text:style-name="P27">Люпус поставил мне четвёрку.</text:p>
      <text:p text:style-name="P27">Перед дверью в аудиторию, где шёл экзамен, я зычным голосом взревел:</text:p>
      <text:p text:style-name="P51"><text:span text:style-name="T18"><text:s text:c="2"/><text:tab/><text:tab/><text:tab/></text:span><text:span text:style-name="T19">Gaudeamus igitur</text:span><text:span text:style-name="T20">..</text:span><text:span text:style-name="T17">.</text:span></text:p>
      <text:p text:style-name="P51"><text:span text:style-name="T17">Пропажа и заочное появление жены не там, где хотелось бы, меня примяли, но главное начать, а дальше оно само пойдёт</text:span><text:span text:style-name="T21"><text:line-break/></text:span><text:span text:style-name="T22"><text:tab/><text:tab/><text:tab/></text:span><text:span text:style-name="T19">Juvenes dum sumus!.</text:span><text:span text:style-name="T16">.</text:span></text:p>
      <text:p text:style-name="P49">Люпус выскочил из аудитории убедиться, что это я так хорошо латынь усвоил и принял экзамен словно на конвейере — открыл зачётку, поставил четвёрку, закрыл зачётку. Прощай, латынь.</text:p>
      <text:p text:style-name="P56"/>
      <text:p text:style-name="P28">После экзамена я вернулся в Конотоп и мать мне рассказала, что утром приходила Ольга. Та не заметила, что мать в спальне, и сразу бросилась в комнату, к зеркалу в шифоньере.</text:p>
      <text:p text:style-name="P28">Блузку расстегнула и стала рассматривать пятна на груди.</text:p>
      <text:p text:style-name="P28"><text:soft-page-break/><text:span text:style-name="T36">Клеймо владельца. </text:span>Каждому — своё; кому иероглифы на запястье, кому ожерелье из засосов на грудь.</text:p>
      <text:p text:style-name="P28">- Накричала на неё, чтоб убиралась где была. Она собрала одежду и ушла. Что теперь будет?</text:p>
      <text:p text:style-name="P28">Я пожал плечами:</text:p>
      <text:p text:style-name="P28">- Что теперь может быть?</text:p>
      <text:p text:style-name="P28">- <text:s/>Ленку я ей не отдам,- сказала моя мать.</text:p>
      <text:p text:style-name="P28">Всё это было очень тягостно.</text:p>
      <text:p text:style-name="P28">Ольга пришла на следующее утро, но уже в водолазке. Сказала, что ночует у тёти Нины, потому что моя мать её выгнала.</text:p>
      <text:p text:style-name="P28">Начала вешать мне лапшу про отдых на Сейму со Светкой в домике знакомых дяди Коли.</text:p>
      <text:p text:style-name="P28">Я попросил её не напрягаться, <text:span text:style-name="T28">всё равно мы разводимся.</text:span></text:p>
      <text:p text:style-name="P28">- <text:span text:style-name="T28">А Леночка?</text:span></text:p>
      <text:p text:style-name="P28">- <text:span text:style-name="T28">Останется здесь.</text:span></text:p>
      <text:p text:style-name="P29">Она начала грозить, что увезёт дочку в Феодосию к своей матери. Потом сказала, что это я её довёл своими блядками в Нежине, про которые ей докладывали, но она молчала, что, да, она поехала на Сейм назло мне, но там ничего не было, а у нас ещё может всё наладиться.</text:p>
      <text:p text:style-name="P29"/>
      <text:p text:style-name="P29">В жизни всегда есть выбор.</text:p>
      <text:p text:style-name="P29">Можно копать землю, а можно и не копать.</text:p>
      <text:p text:style-name="P29">Подав на развод, признаёшь себя рогоносцем, принимающим ответные меры в рамках текущих правил общественной морали.</text:p>
      <text:p text:style-name="P29">Не подав на развод, всё равно остаёшься рогоносцем, но только, если смотришь на себя глазами общества; либо — но это дано не каждому — становишься ахулинамистом, забившим на всё и живущим в своё удовольствие.</text:p>
      <text:p text:style-name="P29">Маленький нюанс в том, что <text:s text:c="2"/>истинный ахулинамист не замечает никакой дилеммы — он так и живёт в своё удовольствие. </text:p>
      <text:p text:style-name="P29">Мне всегда хорошо было с Ольгой, но на меня навалилась масса вековых устоев морали и кодексов «чести», так что я стоял перед выбором: становиться рогоносцем, или перейти в другую лигу?</text:p>
      <text:p text:style-name="P29">Выбор всегда трагедия — выбирая одно, утрачиваешь другое.</text:p>
      <text:p text:style-name="P29">Не люблю выбирать, предоставляю трагедию другим — судьбе, или случаю.</text:p>
      <text:p text:style-name="P30">Но в тот момент я вместо монетки использовал Ольгу и сказал ей, что всё будет забыто, мы начнём с чистого листа, <text:span text:style-name="T29">если она до конца дня достанет мне дури на один косяк.</text:span></text:p>
      <text:p text:style-name="P31">Она ушла и вернулась под вечер усталая, сказала, что обошла весь город, но ни у кого не нашлось. Перст судьбы.</text:p>
      <text:p text:style-name="P31"><text:span text:style-name="T23"><text:tab/><text:tab/><text:tab/>Alea jacta est!.</text:span>.</text:p>
      <text:p text:style-name="P31">Она сделала мне отличный минет и попросила назавтра прийти к тёте Нине для чего-то важного.</text:p>
      <text:p text:style-name="P31">Так, совершенно случайно, я стал рогоносцем.</text:p>
      <text:p text:style-name="P31"/>
      <text:p text:style-name="P35">Долгое время я всё не мог понять за что так не люблю Лермонтова; теперь знаю — за его ложь.</text:p>
      <text:p text:style-name="P35">Лермонтов лгал с первого же шага, со стихотворения на смерть Пушкина.</text:p>
      <text:p text:style-name="P35"><text:span text:style-name="T23"><text:tab/><text:tab/><text:tab/>...с свинцом в груди... поникнув... головой..</text:span>.</text:p>
      <text:p text:style-name="P35">Ну, допустим, эта ложь вызвана незнанием анатомии; гусар — не лекарь, ему что пах, куда попала пуля, что грудь, всё едино; полметра туда, полметра сюда.</text:p>
      <text:p text:style-name="P35">Но следующей лжи я уж никак не могу простить.</text:p>
      <text:p text:style-name="P35"><text:span text:style-name="T23"><text:tab/><text:tab/><text:tab/>...восстал он против мнений света..</text:span>.</text:p>
      <text:p text:style-name="P35">Голубчик, Лермонтуша! Не восставал он, а именно что в точности исполнил предписания света на подобный случай. <text:span text:style-name="T32">Неукоснительно, с рабской верноподданностью исполнил.</text:span></text:p>
      <text:p text:style-name="P36">А коль скоро Пушкин не смел ослушаться морального устава общества, то нам, простым <text:soft-page-break/>обывателям, и сам бог Аполлон велел в случае нарушения супружеской верности подавать на развод.</text:p>
      <text:p text:style-name="P36">Любимым ищешь оправданья.</text:p>
      <text:p text:style-name="P36">Вдруг он не тупо подчинился диктату обычаев и нравов, а наоборот — с умыслом использовал их в личных целях?</text:p>
      <text:p text:style-name="P36">Что если стареющий, истрёпанный поэтической жизнью Пушкин прицепился к залётному пацану Дантесу и симулировал из себя шекспировского Отелло с единственной целью — красиво уйти?</text:p>
      <text:p text:style-name="P36">Однако, развитие этой гипотезы требует трёх докторских: по геронтологии, психологии, филологии; а у меня есть дело поважней — письмо к дочери, поэтому вернёмся-ка обратно в Конотоп.</text:p>
      <text:p text:style-name="P36"/>
      <text:p text:style-name="P31">На следующий день, на хате у тёти Нины, та повторила уже слышанное мною от Ольги, насчёт нашей новой совместной жизни. Потом она ушла на работу во вторую смену.</text:p>
      <text:p text:style-name="P31">Мы с Ольгой выпили по стакану самогона и целый час терзали друг друга в гостиной и на кухне.</text:p>
      <text:p text:style-name="P31">Когда мы оделись, Ольга спросила — что же дальше?</text:p>
      <text:p text:style-name="P31">Я ответил, что вопрос решён и, увы, не мною.</text:p>
      <text:p text:style-name="P31">Она заплакала и сказала, что знает что теперь ей и начала глотать какие-то таблетки. Две я сумел отнять, но их было больше.</text:p>
      <text:p text:style-name="P31">Я выскочил из хаты, добежал до улицы Будённого и мимо Парка к Базару, где у перекрёстка висел телефон-автомат. Он к счастью работал и я вызвал «скорую».</text:p>
      <text:p text:style-name="P31">Наверное, их не каждый день вызывают по поводу таблеток, но машина «скорой помощи» обогнала меня на обратном пути.</text:p>
      <text:p text:style-name="P31">В хате тёти Нины Ольга вяло, но самостоятельно сидела на табурете посреди кухни и нехотя отвечала врачу и медсестры в белых халатах. В руках у неё была большая кружка, а на полу возле ног — таз, куда делала промывание желудка.</text:p>
      <text:p text:style-name="P32">Кризис миновал и я ушёл не вдаваясь в подробности — вряд ли у неё найдётся вторая доза, да и на собственном <text:s/>опыте знал, что сама процедура ведёт к переоценке ценностей.</text:p>
      <text:p text:style-name="P32">Через два дня мне сказали, что Ольгу видели на Вокзале, когда она садилась на московский поезд с каким-то чернявым парнем.</text:p>
      <text:p text:style-name="P32">Скорее всего — тот самый, которому она изменяла со мной два дня назад.</text:p>
      <text:p text:style-name="P32"/>
      <text:p text:style-name="P32">В конце месяца я поехал в Нежин на выпускной вечер четвёртого курса, потому что обещал Надьке.</text:p>
      <text:p text:style-name="P32">Он проходил в Зале торжеств на первом этаже столовой.</text:p>
      <text:p text:style-name="P32">Надька была самой красивой, в длинном платье из лёгкого шифона, как у невест на свадьбе, только розовом.</text:p>
      <text:p text:style-name="P32">Под конец все пошли на берег Остра за общагу и устроили костёр из общих тетрадей с конспектами лекций, которые писали четыре года.</text:p>
      <text:p text:style-name="P32">Светила полная луна, костёр бесцельно горел языками <text:span text:style-name="T30">националистически </text:span>жёлто-синего пламени.</text:p>
      <text:p text:style-name="P32">Бывшие студенты разобщённо стояли глядя в огонь — дальше уже каждый за себя — а вокруг бродил кругами по тёмной траве преподаватель теорграмматики.</text:p>
      <text:p text:style-name="P33">Он был карликом — всем по пояс, но говорили, что очень умный.</text:p>
      <text:p text:style-name="P33">Одна из выпускниц, самая некрасивая и, по с<text:span text:style-name="T31">плетня</text:span>м, тупая и грубая, согласилась выйти за него замуж, чтобы не ехать по распределению работать в селе. Сама она тоже была из села, так что знала от чего отказывается, делая такой выбор.</text:p>
      <text:p text:style-name="P35">Для нашей прощальной брачной ночи с Надькой мы поднялись в её комнату, где даже были занавесочки на окнах.</text:p>
      <text:p text:style-name="P35"><text:soft-page-break/>Мы прощались, засыпали и просыпались, и снова прощались; и брассом, и кролем на спине, и вольным стилем.</text:p>
      <text:p text:style-name="P35">Когда белесый свет утра залил комнату поверх занавесок <text:span text:style-name="T33">и </text:span>она потянулась за первым в своей жизни минетом, <text:s/>я устало отстранился. Пускай её будущему мужу хоть в чём-то достанется быть первым.</text:p>
      <text:p text:style-name="P35">Всем нам — рогатикам — нужно по братски делиться друг с другом.</text:p>
      <text:p text:style-name="P35"/>
      <text:p text:style-name="P37">Мужику делать нечего, так он работу себе находит.</text:p>
      <text:p text:style-name="P37">Хата на Декабристов 13 с лихвой обеспечила моего отца заполнением досуга, а он, в свою очередь, и меня запрягал в реконструкцию инфраструктуры.</text:p>
      <text:p text:style-name="P37">Обложить кирпичом стены погреба под кухней, поставить новый забор с калиткой, летний душ рядом с сараем, утеплённый туалет в огороде, проложить кирпичные дорожки, чтоб осенью грязь не месить. Дел на лето всегда найдётся.</text:p>
      <text:p text:style-name="P37">Для заполнения своего культурного досуга я отправлялся к Ляльке.</text:p>
      <text:p text:style-name="P37">Он жил аж на Миру, на втором этаже одной из краснокирпичных пятиэтажек между кинотеатром «Мир» и Универмагом; в той, что рядом с кафе-мороженым «Снежинка».</text:p>
      <text:p text:style-name="P37">Отец его по молодости блатовал, а под старость стал идейным вдохновителем следующих поколений блатняков.</text:p>
      <text:p text:style-name="P37">Возвращаясь с зоны, они с умилением вспоминали, как Лялькин стар<text:span text:style-name="T34">ы́</text:span>й приходил на заседание их суда в пиджаке поверх одной майки, давал напутственные наставления и там держать хвост пистолетом, пререкался с судьёй и принудительно покидал зал.</text:p>
      <text:p text:style-name="P37">Его я не застал.</text:p>
      <text:p text:style-name="P37">Зато его тёща, Лялькина бабка, всё ещё жила затворницей в спальне с видом на рубероид крыши «Снежинки» вместе с дряхлой, но злой болонкой Бэбой.</text:p>
      <text:p text:style-name="P37">Балкон гостиной выходил в широкий двор между пятиэтажками, где изредка росли тенистые яблони и стояла заколоченная хата для подрастающих блатарей. В голубятне над ней младший брат Ляльки, Раб, он же Рабентус, держал голубей, когда бывал на воле.</text:p>
      <text:p text:style-name="P37">Мать, Мария Антоновна, портниха из ателье позади Главпочтамта, когда-то мечтала, чтобы Лялька стал скрипачом и даже купила скрипку, которую он прятал в заколоченной хате, типа, отправляясь на урок. Так что привить она смогла лишь любовь к хорошей одежде.</text:p>
      <text:p text:style-name="P37">Рубашечки, джинсы Ляльки всегда подогнаны были тип-тор.</text:p>
      <text:p text:style-name="P37">Хотя музыку он тоже любил, но то что Рабентус, у которого интересы только к голубям, да насчёт пожрать; потому-то он в два раза толще стройного шотландистого Ляльки.</text:p>
      <text:p text:style-name="P37">На том балконе мы с ним слушали Чеслава Немана, Слейда, АС/ДС.</text:p>
      <text:p text:style-name="P37">Когда в дверь звонили, Лялька выходил в прихожую и вёл посетителя на кухню — он по мелочам толкал шмотки.</text:p>
      <text:p text:style-name="P38">Если же это оказывался не клиент, а кто-то из кентов Раба, или просто из городских резаков — типа Графа-младшего, или Коня, или так далее — что продёргивали через двор и завернули на звук динамиков (хата пользовалась династическим уважением) побазарить про свои понятия, что всё должно быть по справедливости, то Лялька ставил хард-рок — Эроу-Смит, или Блэк Шабаш. Эти доморощенные натур-философы понятий справедливости больше одной песни не выдерживали и покидали застеленный ковром диван.</text:p>
      <text:p text:style-name="P38">Лялька вздыхал им вслед, подкатив глаза качал головой, что это жлобьё вконец окабанели — но что поделаешь, традиции обязывают — приглаживал кардинальскую бородку и ставил Энгельберта Хампердинка.</text:p>
      <text:p text:style-name="P38">Вообще-то, у него имелась тяга к знаниям и он не стыдился и не скрывал этого. Однажды попросил меня объяснить слово «эксцесс», услышанное от меня же.</text:p>
      <text:p text:style-name="P38">Короче, я нужен был ему как оазис среди всех этих поборников справедливости.</text:p>
      <text:p text:style-name="P38">Безусловно, основным связующим нас звеном была дурь, а в период предсезонного подсоса — <text:soft-page-break/>колёса; ноксирон, седуксен, кадеинчик — главное знать что с чем и в каких пропорциях.</text:p>
      <text:p text:style-name="P38">В Лунатике на танцах он встречался со своей девушкой Валентиной, <text:span text:style-name="T35">у которой были прекрасные испанские глаза, как сказал один резак в виде комплимента:</text:span></text:p>
      <text:p text:style-name="P38">- <text:span text:style-name="T35">Вот взял бы вырезал и — на стенку.</text:span></text:p>
      <text:p text:style-name="P39">Один раз я танцевал с её подружкой Верой Яценко, хотя и знал, что Квэк по ней не первый год страдает, а она неделю с ним походит и опять месяцами не признаёт.</text:p>
      <text:p text:style-name="P39">В аллее парка он остановил нас, попросил у неё извинения и разрешения переговорить со мной. Она пошла дальше в неспешной толпе текущей к выходу из парка, а мы отодвинулись к подстриженным кустам, чтоб не мешать движению.</text:p>
      <text:p text:style-name="P39">Я различал, что Квэк бухой, не до отруба, но не слабо. </text:p>
      <text:p text:style-name="P39">Он облокотился на меня лбом и, на всякий, подпёршись взглядом в землю, сказал:</text:p>
      <text:p text:style-name="P39">- Сергей, я был с Ольгой.</text:p>
      <text:p text:style-name="P39">Конечно, эта чистосердечная исповедь меня царапнула, но объяснять ошибочность подобного воззрения — что это не он, а она была с ним, и что попользовалась она не им одним — я не стал.</text:p>
      <text:p text:style-name="P39">Во-первых, под бухаловом такие тонкости он не догонит, а во-вторых, мне надо догонять Веру Яценко.</text:p>
      <text:p text:style-name="P39">Я проводил её в один из двухэтажных домов на проспекте Мира и, когда мы стояли в тёмном дворе, туда нарисовался Квэк <text:span text:style-name="T36">и попёр вперёд с неуместными восклицаниями</text:span>.</text:p>
      <text:p text:style-name="P40">Я сделал пару шагов ему навстречу и нанёс удар в голову. Он свалился и заорал:</text:p>
      <text:p text:style-name="P40">- Так вот как вы встречаете? Подготовились?!</text:p>
      <text:p text:style-name="P40">Наверное и впрямь у пьяных есть свой ангел-хранитель, но тем превентивным ударом я выбил себе палец на руке и больше бить не мог.</text:p>
      <text:p text:style-name="P40">Когда он поднялся, поединок перешёл в борцовское единоборство. </text:p>
      <text:p text:style-name="P40">Мы покатались по земле, а когда Вера Яценко пригрозила позвать брата, или папу, мы покинули двор.</text:p>
      <text:p text:style-name="P40">Идя в одном и том же направлении мы постепенно разговорились, обсудили детали минувшей схватки и неоспоримые достоинства Веры. Вопрос Ольги не затрагивался.</text:p>
      <text:p text:style-name="P40">На Переезде он сел на «тройку», а я пошёл пешком через Вокзал и вдоль путей на улицу Декабристов, потому что у меня слегка кровоточило плечо, ободранное о шлаковое покрытие дорожки во дворе двухэтажки.</text:p>
      <text:p text:style-name="P40">На следующий день пришлось говорить родителям, что это я упал с велосипеда — традиционная отмазка, которая вызывает понимающую ухмылку спросившего.</text:p>
      <text:p text:style-name="P40">Наверное, ангелы-хранители тоже уходят на пенсию; через много лет Квэк умер традиционной украинско-мужицкой смертью — заснул в сугробе и замёрз в нескольких метрах от своей хаты.</text:p>
      <text:p text:style-name="P40">Иногда мне кажется, что единственное место, где он ещё существует, это мои воспоминания о нём.</text:p>
      <text:p text:style-name="P40"/>
      <text:p text:style-name="P41">Вскоре меня вызвали в отделение милиции рядом с Пятым магазином отчитаться в попытке самоубийства Ольги, про которую им сообщила «скорая помощь».</text:p>
      <text:p text:style-name="P41">Я доказал, что соучастником не был и меня отпустили.</text:p>
      <text:p text:style-name="P41">Мать моя собрала остававшуюся в доме одежду и обувь Ольги: осеннюю, зимнюю — всю. Получился изрядный тюк, который она обшила белым полотном для отправки почтовым вагоном.</text:p>
      <text:p text:style-name="P41">Я попросил Владю помочь и мы потащили тот тюк вдоль путей на Вокзал для сдачи в багажное отделение.</text:p>
      <text:p text:style-name="P42">Мы тащили его продев никелированную трубу от оконного карниза под верёвку, которой он был обвязан. Тем же способом, как доисторические охотники, или дикари-аборигены носят забитую дичь. <text:span text:style-name="T37">Только мы несли в обратном направлении — прочь; потому что это была не добыча, а утрата.</text:span></text:p>
      <text:p text:style-name="P43"><text:soft-page-break/>В отделении я написал на полотне феодосийский адрес и получил квитанцию с указанием веса.</text:p>
      <text:p text:style-name="P43">Когда мы вышли оттуда, Владя явно хотел мне что-то сказать, но сдержался. Я всегда знал, что он тактичнее Квэка.</text:p>
      <text:p text:style-name="P43">Есть мысли, которые лучше не начинать...</text:p>
      <text:p text:style-name="P43">Труба карниза порядком прогнулась от нагрузки и я отбросил её в кусты, позади высокого перрона у первого пути — не тащиться же мне с ней к Ляльке.</text:p>
      <text:p text:style-name="P43"/>
      <text:p text:style-name="P43">Первого сентября на построении вокруг большого печального бюста Гоголя между Старым и Новым корпусом, ректор института, как всегда, объявил, что занятия начинаются для всех, кроме студентов вторых и третьих курсов.</text:p>
      <text:p text:style-name="P43">Второкурсники и третьекурсники всех факультетов, как всегда, закричали «ура!»</text:p>
      <text:p text:style-name="P43">На следующий день пара больших автобусов повезли второкурсников по московской трассе до райцентра Борзны, а оттуда <text:span text:style-name="T38">по ухабистой дороге в село Большевик, но последний километр одолеть не смогли — грязь оказалась слишком глубокой.</text:span></text:p>
      <text:p text:style-name="P44">Студенты и с полдесятка преподавателей вышли из автобусов на обочину и по узкой тропе сквозь зелёные заросли высоких, мокрых после утреннего ливня стеблей кукурузы пошли в село, где им предстояло трудиться на уборке хмеля.</text:p>
      <text:p text:style-name="P44">Многие тащили «торбы» <text:s/>— <text:s/>матерчатые сумки с продуктами питания взятыми с собою из дому. </text:p>
      <text:p text:style-name="P44">Моя ноша <text:s/>полегче — гитара, положенная гладкой стороной грифа на плечо, да курево в карманах, <text:span text:style-name="T39">поэтому прогулка была бы в кайф, если б не промокали кеды</text:span>. </text:p>
      <text:p text:style-name="P45">Впереди меня красный свитер, синие джинсы, чёрные сапоги и белая косынка-козырёк тащат свою «торбу».</text:p>
      <text:p text:style-name="P45">Сам себе удивляюсь — достаточно, чтоб волосы были подлиннее моих, а бёдра пошире и поокруглее, как вот у этой впереди и — всё! Я сражён, поражён, лапки кверху и сдаюсь на милость победительницы.</text:p>
      <text:p text:style-name="P44">- <text:span text:style-name="T39">Девушка, у вас сапоги сорок пятого размера?</text:span></text:p>
      <text:p text:style-name="P45">Надменный взгляд через плечо:</text:p>
      <text:p text:style-name="P45">- Сорок шестого.</text:p>
      <text:p text:style-name="P45">Каков привет, таков ответ. Подъехал, конечно, не ахти как, но хорошо хоть ответила.</text:p>
      <text:p text:style-name="P45">Обгоняя её, я оглянулся улыбнуться неприступно недовольному лицу и пошёл дальше. У меня нет привычки подмигивать девушкам, хоть, говорят, они это любят.</text:p>
      <text:p text:style-name="P45">Большевик — это широкая пустая улица из полдюжины домов и отдельно стоящих строений покрупнее, что теряются в тумане и промозглой сырости позади деревьев, с листвы которых падают редкие тяжкие капли.</text:p>
      <text:p text:style-name="P45">Все зашли в одноэтажную, полутёмную из-за ненастья на дворе, столовую с длинными столами под изношенной клеёнкой и с запертым фанерной створкой окном раздачи.</text:p>
      <text:p text:style-name="P45">После затяжных переговоров между старшими преподавателями и местным руководством, студенты начали размещаться для предстоящего проживания в селе.</text:p>
      <text:p text:style-name="P45">Четырёхкоечные комнаты в двух деревянных двухэтажных зданиях <text:span text:style-name="T40">предоставлены студенткам, а студентам отвéден большой зал на втором этаже клуба, тоже деревянного.</text:span></text:p>
      <text:p text:style-name="P46">Каждому выдали матрас с подушкой и солдатским одеялом и комплект постельного белья.</text:p>
      <text:p text:style-name="P46">Поднявшись с этой скаткой поднялся в клуб, я поразился простоте дизайна общей спальни. Невысокий сплошной настил из дощатых щитов представлял собой знакомые мне нары — типа, схлопотал месяц «губы».</text:p>
      <text:p text:style-name="P46">Тридцать, или около того, матрасов расстелены поверх щитов вплотную друг к другу; для отдыха на них надо вползать с конца на четвереньках.</text:p>
      <text:p text:style-name="P46">К счастью, <text:s/>недалеко от входа стоял высокий биллиардный стол с изношенным зелёным сукном.</text:p>
      <text:p text:style-name="P46">Заняв биллиардный стол, я не блатовал и пахана из себя не строил, а просто обратил внимание, что все биллиардные шары были повыщерблены как один, словно надкусанные яблоки — играть <text:soft-page-break/>такими невозможно, а значит и стол без надобности.</text:p>
      <text:p text:style-name="P46">Так что спал я в четырёх метрах от общих нар, на полметра выше обще массы и без храпящих под ухом соседей.</text:p>
      <text:p text:style-name="P46">Стол оказался настолько широким, что оставалось место положить рядом с матрасом обломок лакированного кия, потому что в студенческой среде ходили глухие слухи о недоброжелательных настроениях среди местной молодёжи.</text:p>
      <text:p text:style-name="P46">Питание в столовой было трёхрáзовым, <text:span text:style-name="T41">студенты воротили от него нос, но я их не понимал — хавка, как хавка.</text:span></text:p>
      <text:p text:style-name="P47">На следующее утро мы вышли на уборку хмеля.</text:p>
      <text:p text:style-name="P47">Он рос рядами трёхметровых сплетений стеблей доросших до проволок над полем. Сплетение нужно сдёрнуть наземь и обобрать с него светло-зелёные мягкие шишечки, гроздьями растущие на стеблях среди тёмно-зелёной листвы.</text:p>
      <text:p text:style-name="P47">Когда шишечки наполнят неглубокую плетёную корзину с двумя ручками, как у банной шайки, их надо отнести в ящик на весах. Преподаватель-весовщик запишет в тетрадку твои килограммы, потому что труд этот будет оплачен, после вычетов за питание и постель.</text:p>
      <text:p text:style-name="P47">Однако, расценки за кило собранного урожая оказались настолько низкими, что несложный арифметический подсчёт убивал на месте всякий трудовой энтузиазм.</text:p>
      <text:p text:style-name="P47">Конечно, оставались ещё такие стимулы как поле, звенящее задорными голосами молодёжи, и разнообразные, но все привлекательные, формы студенток, но мои привыкшие к лому и струнам пальцы наотрез отказывались принимать участие в этом по китайски усидчивом крестьянском труде.</text:p>
      <text:p text:style-name="P47">Мой первый день работы на плантации хмеля стал также и последним.</text:p>
      <text:p text:style-name="P47">В дальнейшем я исполнял разные работы: <text:span text:style-name="T42">пару раз ездил в Борзну грузчиком продуктов для столовой, и настилал пол из обрезков досок на коровьей ферме, и пилил дрова для местной бабы в обмен на мутный крепкий самогон, и... и... ну, пожалуй это всё, но, вобщем, тоже немало.</text:span></text:p>
      <text:p text:style-name="P48">Хмелеуборщики за месяц заработали по сорок рублей, пара студентов, что пристроились в сушилку по сто с лишком, а мне, по возвращении в Нежин, в институтской кассе выдали рублей двенадцать с мелочью.</text:p>
      <text:p text:style-name="P48">Скорее всего, за те три дня на ферме, где я пилил и прибивал горбыли поверх навозной жижи. Один раз от сильного удара молотком в щель между неровных досок грязь цвиркнула прямо мне в лицо.</text:p>
      <text:p text:style-name="P48">Стоявшая в ближайшем стойле корова покосилась на меня левым глазом и до того довольно ухмыльнулась, что я теперь наверняка знаю — эти скотины не настолько тупые, какими прикидываются.</text:p>
      <text:p text:style-name="P48">Но основным занятием на ферме была игра в «дурака» с мужиками. Моя фотографическая колода карт вводила их в ступор; уж до того долго обдумывали они каждый свой ход, уставясь на чёрно-белые картинки голых баб.</text:p>
      <text:p text:style-name="P48"/>
      <text:p text:style-name="P48">Сейчас эпоха поменялась и такие же карты, но в цвете, продаются в привокзальных киосках.</text:p>
      <text:p text:style-name="P48"/>
      <text:p text:style-name="P48">Один из работавших в сушилке студентов, рыжий Григорий с биофака, тоже играл со мной в «дурака» после работы. Ему очень хотелось выиграть. Азартный малый даже поменял колоду карт на обычные, но школа Якова Демьянко приносила свои плоды и к концу месяца он проиграл мне бутылок двадцать пять — ящик водки. Впрочем, памятуя детдомовскую мудрость Саши Остролуцкого, что синица в руке лучше жура<text:span text:style-name="T43">в</text:span>ля в небе, <text:s/><text:span text:style-name="T43">я в последний день в хмелесовхозе сказал огненнокудрому Григорию, что одна бутылка на месте спишет весь его долг и он с радостью сбегал в сельский магазин, а то бы я и тог не видел</text:span></text:p>
      <text:p text:style-name="P59">Не то, чтобы я особо кайфовал от водки, или самогона, нет; на безоглядное питиё меня толкало моё общественное положение и мнение общества обо мне.</text:p>
      <text:p text:style-name="P59"><text:soft-page-break/>Мы пленника мнения о нас.</text:p>
      <text:p text:style-name="P59">Например, один филфаковский студент и пара-другая студенток забрели на ферму. Там стоял бык в стойле, прикованный железной цепью. Парень подбросил быку клок сена от коровы из соседнего стойла. Бык, унюхав коровий дух, начал яриться, реветь и возбуждаться.</text:p>
      <text:p text:style-name="P59">Я всего лишь проходил мимо — и всё!</text:p>
      <text:p text:style-name="P59">В вечерней сводке новостей в столовой обсуждают как Огольцов водил девушек филфака на экскурсию — показывал бычий член.</text:p>
      <text:p text:style-name="P59">«Имидж» <text:s/>— <text:s/>страшная сила и никому не докажешь, что, при моём трепетном отношении к девушкам, я им даже и не подмигиваю.</text:p>
      <text:p text:style-name="P59"/>
      <text:p text:style-name="P59">Ознакомившись с Большевистскими условиями <text:s/>труда и быта, я, для начала, уехал в Конотоп.</text:p>
      <text:p text:style-name="P59">Во-первых, сменить промокшие кеды, и потом, в Конотопе меня тоже ждала страда уборки урожая.</text:p>
      <text:p text:style-name="P59">Ещё в августе мы с Лялькой совершили пару краеведческих обходов уголков города не лежащих на его основных магистралях. <text:span text:style-name="T44">В тихих, немноголюдных улочках провели мы учёт небольших, но пышных плантаций конопли, приветливо колыхавшей нам из-за заборов мягкими аврисами ветвей с вызревающими головками.</text:span></text:p>
      <text:p text:style-name="P60">Гидом был он, а я экскурсантом, восхищённым трудолюбием конотопчан, заботливо возделывающих свои приусадебные участки.</text:p>
      <text:p text:style-name="P60">Пришла пора помочь им в сборе урожая.</text:p>
      <text:p text:style-name="P60">Конечно, не везде дожидались моей бескорыстной шефской помощи, но нашлись и несжатые нивки.</text:p>
      <text:p text:style-name="P60">Я был благородный грабитель, с понятиями о справедливости, не уносил больше двух деревцев с одной плантации; да и этих попробуй допри.</text:p>
      <text:p text:style-name="P60">Куда?</text:p>
      <text:p text:style-name="P60">В ближайший закоулок поглуше для хищнической переработки. </text:p>
      <text:p text:style-name="P60">То есть выход конечного продукта составлял какие-нибудь 10% от того, что можно получить с такого количества сырья при взвешенном сбалансированном подходе.</text:p>
      <text:p text:style-name="P60">Элементарная безграмотность и больше ничего.</text:p>
      <text:p text:style-name="P60">После трудовых ночных бдений в Конотопе, мне уже было с чем окунуться в трудовые будни Большевика.</text:p>
      <text:p text:style-name="P60">Когда в первый по возвращении вечер я вдумчиво настраивал гитару — оставь без надзора, бренчат <text:s/>кто попало, хорошо хоть струны не порвали — в общую спальню зашли два местных хлопца.</text:p>
      <text:p text:style-name="P60">Они объявили о своём желании поиграть в биллиард.</text:p>
      <text:p text:style-name="P60">Из любопытства — как можно играть такими шарами? <text:s/>— <text:s/>я свернул свой матрас и переложил его на стул под стенкой.</text:p>
      <text:p text:style-name="P60">Да, никак не можно. Мало того, что выщербленные шары движутся вприпрыжку, так ещё сама припрыжка выбирает куда ей прыгать. <text:span text:style-name="T45">Полная хаотичность исключает всякое эстетическое удовольствие от этой строго выверенной игры.</text:span></text:p>
      <text:p text:style-name="P61">Когда им тоже это дошло, они представились как два брата из соседнего села. Особого ажиотажа среди сидящих на нарах студентов это не вызвало и братья покинули спальню.</text:p>
      <text:p text:style-name="P61">Старший из них, Стёпа, на следующий день во время обеда вызвал меня из столовой и, в знак признательности за понимание, проявленное мной накануне, пригласил меня прокатиться в его село. Туда мы и поехали на его «Яве».</text:p>
      <text:p text:style-name="P61">Стёпа остановил перед добротно обустроенным подворьем и попросил меня изображать перед его родителями будто я служил вместе с ним в Германии, вместе и демобилизовались, а теперь случайно встретились.</text:p>
      <text:p text:style-name="P61">Родители Стёпы обрадовались такому нечаянному совпадению и накрыли стол для боевых <text:soft-page-break/>сослуживцев.</text:p>
      <text:p text:style-name="P61">После второго стакана, вжившись в роль, я спросил Стёпу — помнит ли он немку <text:s/>Эльзу, блондинку-официантку из гаштета за углом?</text:p>
      <text:p text:style-name="P61">Стёпа опешил и начал внимательно ко мне приглядываться — вдруг мы и впрямь спали в соседних кубриках?</text:p>
      <text:p text:style-name="P61">День спустя мы со Стёпой пошли наносить визиты девушкам-студенткам, вернувшимся после ужина по своим комнатам.</text:p>
      <text:p text:style-name="P61">Он тормознулся где-то среди моих однокурсниц, но я, понимая полную бесперспективность для меня среди данного контингента, прошёл по комнатам следующего общежития, до самой крайней налево на втором этаже.</text:p>
      <text:p text:style-name="P61">Её занимали филфаковки Оля, Марина, Вера и Ира, с которыми мне очень приятно было познакомиться. Ну, а им ничего другого тоже не оставалось — без танцплощадок, кинотеатров и даже телевизора поблизости.</text:p>
      <text:p text:style-name="P62">Оля, невысокая задорная девушка в короткой стрижке волнистых жёлтых волос, спросила: где же моя визитная карточка — гитара?</text:p>
      <text:p text:style-name="P62">Я без проблем принёс её из клуба, спел что-то сентиментально-романтичное и отдал гитару Оле, которой вдруг очень захотелось научиться, а сам сел на койку молчаливой Иры и завёл пустопорожни разговор, в котором не важно о чем, а лишь бы слушать голос и прослеживать смену выражений лица и движение глаз.</text:p>
      <text:p text:style-name="P62">Не помню в этот, или на следующий вечер мы вышли с ней из общежития — недалеко, до фонаря на столбе между двумя зданиями, и у меня случилось то, что индейцы Северной Америки называют vision.</text:p>
      <text:p text:style-name="P62">Я увидел бескрайне чёрную украинскую ночь; она обступала со всех сторон и где-то по краям своим уже гудела осенними холодами. Единственным светлым пятном, не считая фонаря, было это лицо напротив, уже улыбающееся, и от него расходились тонкие частые лучики, как бывает, если прижмурился не до конца. <text:s/>Но я совсем не жмурился, а изумлялся до чего красиво оно, это непривычное к улыбками лицо.</text:p>
      <text:p text:style-name="P62">На следующий день её не оказалось в столовой на обеде. Вера сказала, что Ира сегодня дежурная — убирает комнату.</text:p>
      <text:p text:style-name="P62">Когда я подошёл к зданию обветшалого общежития, она вышла на крылечко со шваброй в руках, в коротком халатике.</text:p>
      <text:p text:style-name="P62">Наиболее широко распространённый способ оценки женской красоты и привлекательности это — замер объёмов.</text:p>
      <text:p text:style-name="P62">Знатоки и ценители начинают прикидывать каков объём груди, бёдер. Гурманы учитывают охват талии...</text:p>
      <text:p text:style-name="P62">Абсолютное дилетантство. Но что возьмёшь со всех этих разновозрастных недорослей-придурков?</text:p>
      <text:p text:style-name="P62">Самая пленительная часть женщины, которой она покорит тебя сразу и навсегда — это её коленки.</text:p>
      <text:p text:style-name="P62">Если при взгляде на них у тебя теплеет на сердце, расправляются плечи, углубляется дыхание; знай — это она, ничего красивее уже не будет.</text:p>
      <text:p text:style-name="P62">Если же такого не случится, ищи дальше — авось повезёт.</text:p>
      <text:p text:style-name="P62">Увидав её коленки, я сразу понял, что правильно вскидывал лапки и тупил насчёт размера сапогов, потому что на тропе через кукурузные джунгли под синими джинсами были вот эти <text:span text:style-name="T46">самые </text:span>коленки.</text:p>
      <text:p text:style-name="P62">Ты, конечно же, уже догадалась, что это была твоя мат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1-18T19:11:29.562457742</meta:creation-date>
    <dc:date>2016-06-22T20:40:28.647101008</dc:date>
    <dc:creator>sehrguey </dc:creator>
    <meta:editing-duration>PT5H17M15S</meta:editing-duration>
    <meta:editing-cycles>40</meta:editing-cycles>
    <meta:generator>LibreOffice/4.3.3.2$Linux_x86 LibreOffice_project/430m0$Build-2</meta:generator>
    <meta:document-statistic meta:table-count="0" meta:image-count="0" meta:object-count="0" meta:page-count="16" meta:paragraph-count="411" meta:word-count="7810" meta:character-count="49392" meta:non-whitespace-character-count="41805"/>
  </office:meta>
</office:document-meta>
</file>